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20000007FDC09BDFBCA986DA1.png" manifest:media-type="image/png"/>
  <manifest:file-entry manifest:full-path="Pictures/10000001000002DC00000089E5A778536B5CC77F.png" manifest:media-type="image/png"/>
  <manifest:file-entry manifest:full-path="Pictures/100000010000023000000065B1AF74F0A5EB590D.png" manifest:media-type="image/png"/>
  <manifest:file-entry manifest:full-path="Pictures/10000001000001E00000006511E9237C57CC3059.png" manifest:media-type="image/png"/>
  <manifest:file-entry manifest:full-path="Pictures/10000001000001E0000000657AA06E41A73A57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64cm" fo:min-width="2.6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094cm" fo:min-width="0.2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143cm" fo:min-width="2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104cm" fo:min-width="2.65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3" draw:name="Forma 1" draw:style-name="gr5" svg:width="3.029cm" svg:height="0.204cm" svg:x="15.027cm" svg:y="1.65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Forma 2" draw:style-name="gr3" svg:width="2.92cm" svg:height="0.285cm" svg:x="5.315cm" svg:y="1.5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" draw:name="Marco de texto 1" draw:style-name="gr4" draw:text-style-name="P1" svg:width="3.562cm" svg:height="1.465cm" svg:x="19.387cm" svg:y="3.584cm"><draw:text-box><text:p><text:span text:style-name="T1">...</text:span></text:p></draw:text-box></draw:frame><draw:custom-shape text:anchor-type="paragraph" draw:z-index="6" draw:name="Forma 3" draw:style-name="gr3" svg:width="2.92cm" svg:height="0.285cm" svg:x="5.315cm" svg:y="1.5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Forma 5" draw:style-name="gr2" svg:width="0.449cm" svg:height="2.393cm" svg:x="22.329cm" svg:y="2.3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Forma 4" draw:style-name="gr1" svg:width="3.013cm" svg:height="0.327cm" svg:x="6.463cm" svg:y="4.11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xe1" text:anchor-type="char" svg:x="-0.841cm" svg:y="0.855cm" svg:width="6.158cm" svg:height="1.296cm" draw:z-index="0"><draw:image xlink:href="Pictures/10000001000001E0000000657AA06E41A73A5786.png" xlink:type="simple" xlink:show="embed" xlink:actuate="onLoad" draw:mime-type="image/png"/></draw:frame><draw:frame draw:style-name="fr1" draw:name="Imaxe2" text:anchor-type="char" svg:x="8.234cm" svg:y="0.896cm" svg:width="6.795cm" svg:height="1.431cm" draw:z-index="1"><draw:image xlink:href="Pictures/10000001000001E00000006511E9237C57CC3059.png" xlink:type="simple" xlink:show="embed" xlink:actuate="onLoad" draw:mime-type="image/png"/></draw:frame><draw:frame draw:style-name="fr1" draw:name="Imaxe3" text:anchor-type="char" svg:x="18.055cm" svg:y="0.921cm" svg:width="7.384cm" svg:height="1.334cm" draw:z-index="2"><draw:image xlink:href="Pictures/100000010000023000000065B1AF74F0A5EB590D.png" xlink:type="simple" xlink:show="embed" xlink:actuate="onLoad" draw:mime-type="image/png"/></draw:frame><draw:frame draw:style-name="fr1" draw:name="Imaxe4" text:anchor-type="char" svg:x="-0.864cm" svg:y="3.644cm" svg:width="6.929cm" svg:height="1.298cm" draw:z-index="9"><draw:image xlink:href="Pictures/10000001000002DC00000089E5A778536B5CC77F.png" xlink:type="simple" xlink:show="embed" xlink:actuate="onLoad" draw:mime-type="image/png"/></draw:frame><draw:frame draw:style-name="fr1" draw:name="Imaxe5" text:anchor-type="char" svg:x="9.694cm" svg:y="3.572cm" svg:width="8.43cm" svg:height="1.452cm" draw:z-index="10"><draw:image xlink:href="Pictures/10000001000002E20000007FDC09BDFBCA986D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4:06:45.597797826</meta:creation-date>
    <dc:date>2022-11-11T14:03:40.999232525</dc:date>
    <meta:editing-duration>PT16M35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